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704cm"/>
    </style:style>
    <style:style style:name="ro1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9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7" table:default-cell-style-name="ce8"/>
        <table:table-column table:style-name="co3" table:default-cell-style-name="ce8"/>
        <table:table-column table:style-name="co18" table:default-cell-style-name="ce8"/>
        <table:table-column table:style-name="co4" table:default-cell-style-name="ce8"/>
        <table:table-column table:style-name="co19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43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39"/>
          <table:table-cell table:style-name="ce44" office:value-type="string">
            <text:p>Chain Lightning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35">
            <text:p>35</text:p>
          </table:table-cell>
          <table:table-cell table:style-name="ce45" office:value-type="float" office:value="8">
            <text:p>8</text:p>
          </table:table-cell>
          <table:table-cell table:style-name="ce48" office:value-type="string">
            <text:p>Forking lightning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39"/>
          <table:table-cell office:value-type="string">
            <text:p>Feathers Fligh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5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7">
          <table:table-cell table:style-name="ce40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41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7">
          <table:table-cell table:style-name="ce40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7">
          <table:table-cell table:style-name="ce40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4">
          <table:table-cell table:style-name="ce42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4">
          <table:table-cell table:style-name="ce42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4">
          <table:table-cell table:style-name="ce42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4">
          <table:table-cell table:style-name="ce42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4">
          <table:table-cell table:style-name="ce42" office:value-type="string">
            <text:p>Stone</text:p>
          </table:table-cell>
          <table:table-cell table:style-name="ce6" office:value-type="string">
            <text:p>Earthen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Active</text:p>
          </table:table-cell>
          <table:table-cell table:style-name="ce46" table:number-columns-repeated="3"/>
          <table:table-cell table:style-name="ce49" office:value-type="string">
            <text:p>make a shield + weapon attack dealing arcane damage + stun</text:p>
          </table:table-cell>
          <table:table-cell table:style-name="ce49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44" office:value-type="string">
            <text:p>Eldritch Infusion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Sustained</text:p>
          </table:table-cell>
          <table:table-cell table:style-name="ce47" table:number-columns-repeated="3"/>
          <table:table-cell table:style-name="ce50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bone giant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Will o' the Wisp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when a minion is destroyed, x% chances to produce a wisp which will randomly target a foe, home on it and explod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dusk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Fangs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6])" office:value-type="float" office:value="465">
            <text:p>465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Earthen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Sacrifice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Will o' the Wisp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Vampiric Gift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table:style-name="ce35" office:value-type="string">
            <text:p>Impending Doom</text:p>
          </table:table-cell>
          <table:table-cell table:style-name="ce35" office:value-type="string">
            <text:p>Undeath Link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table:style-name="ce35" office:value-type="string">
            <text:p>Fear the Nigth</text:p>
          </table:table-cell>
          <table:table-cell table:style-name="ce35"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Shadow Tunnel</text:p>
          </table:table-cell>
          <table:table-cell table:style-name="ce35" office:value-type="string">
            <text:p>Forgery of Haze</text:p>
          </table:table-cell>
          <table:table-cell table:style-name="ce35" office:value-type="string">
            <text:p>Curse of the Meek</text:p>
          </table:table-cell>
          <table:table-cell table:style-name="ce35" office:value-type="string">
            <text:p>Frostdusk</text:p>
          </table:table-cell>
          <table:table-cell table:number-columns-repeated="1019"/>
        </table:table-row>
        <table:table-row table:style-name="ro6">
          <table:table-cell office:value-type="string">
            <text:p>Fangs</text:p>
          </table:table-cell>
          <table:table-cell office:value-type="string">
            <text:p>Necromantic Fang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35"/>
          <table:table-cell table:number-columns-repeated="1020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27/08/2011</text:date>, <text:time>15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27T15:24:21</dc:date>
    <dc:language>fr-FR</dc:language>
    <meta:editing-cycles>247</meta:editing-cycles>
    <meta:editing-duration>P12DT4H39M54S</meta:editing-duration>
    <meta:document-statistic meta:table-count="4" meta:cell-count="649" meta:object-count="0"/>
    <meta:user-defined meta:name="Info 1"/>
    <meta:user-defined meta:name="Info 2"/>
    <meta:user-defined meta:name="Info 3"/>
    <meta:user-defined meta:name="Info 4"/>
  </office:meta>
</office:document-meta>
</file>